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ec7d" officeooo:paragraph-rsid="0001ec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 this is a pdf <text:line-break/><text:line-break/>I have added it to my html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4T15:37:38.520761354</meta:creation-date>
    <dc:date>2024-02-04T15:38:14.779688673</dc:date>
    <meta:editing-duration>PT37S</meta:editing-duration>
    <meta:editing-cycles>1</meta:editing-cycles>
    <meta:document-statistic meta:table-count="0" meta:image-count="0" meta:object-count="0" meta:page-count="1" meta:paragraph-count="1" meta:word-count="12" meta:character-count="46" meta:non-whitespace-character-count="33"/>
    <meta:generator>LibreOffice/7.3.7.2$Linux_X86_64 LibreOffice_project/30$Build-2</meta:generator>
  </office:meta>
</office:document-meta>
</file>